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4F4100000B2200000B22109FEBEB.svg"/>
  <manifest:file-entry manifest:media-type="image/png" manifest:full-path="Pictures/100002010000006C0000006C127BC02D.png"/>
  <manifest:file-entry manifest:media-type="image/png" manifest:full-path="Pictures/10000201000003D5000003D3E8E72B6C.png"/>
  <manifest:file-entry manifest:media-type="image/png" manifest:full-path="Pictures/1000000000000185000000B3C3612B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top"/>
    </style:style>
    <style:style style:name="gr2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3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top" fo:padding-top="0.125cm" fo:padding-bottom="0.125cm" fo:padding-left="0.25cm" fo:padding-right="0.25cm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808080" draw:marker-start="" draw:marker-start-width="0.199cm" draw:marker-start-center="false" draw:marker-end="" draw:marker-end-width="0.19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/>
    </style:style>
    <style:style style:name="gr5" style:family="graphic" style:parent-style-name="standard">
      <style:graphic-properties draw:stroke="solid" svg:stroke-width="0.053cm" svg:stroke-color="#808080" draw:marker-start="" draw:marker-start-width="0.279cm" draw:marker-start-center="false" draw:marker-end="" draw:marker-end-width="0.279cm" draw:marker-end-center="false" draw:fill="solid" draw:fill-color="#cfe7f5" draw:textarea-horizontal-align="justify" draw:textarea-vertical-align="middle" fo:padding-top="0.152cm" fo:padding-bottom="0.152cm" fo:padding-left="0.277cm" fo:padding-right="0.277cm" draw:shadow="hidden" draw:shadow-offset-x="0.199cm" draw:shadow-offset-y="0.199cm" draw:shadow-color="#808080"/>
    </style:style>
    <style:style style:name="gr6" style:family="graphic" style:parent-style-name="Object_20_with_20_no_20_fill_20_and_20_no_20_line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22cm" fo:min-width="3.815cm" fo:padding-top="0.125cm" fo:padding-bottom="0.125cm" fo:padding-left="0.25cm" fo:padding-right="0.25cm" draw:shadow="hidden" draw:shadow-offset-x="0.199cm" draw:shadow-offset-y="0.199cm" draw:shadow-color="#808080"/>
    </style:style>
    <style:style style:name="gr8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008cm" fo:min-width="3.727cm" fo:padding-top="0.125cm" fo:padding-bottom="0.125cm" fo:padding-left="0.25cm" fo:padding-right="0.25cm" draw:shadow="hidden" draw:shadow-offset-x="0.199cm" draw:shadow-offset-y="0.199cm" draw:shadow-color="#808080"/>
    </style:style>
    <style:style style:name="gr9" style:family="graphic" style:parent-style-name="standard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fo:min-height="1.16cm" fo:padding-top="0.125cm" fo:padding-bottom="0.125cm" fo:padding-left="0.25cm" fo:padding-right="0.25cm" draw:shadow="hidden" draw:shadow-offset-x="0.199cm" draw:shadow-offset-y="0.199cm" draw:shadow-color="#808080"/>
    </style:style>
    <style:style style:name="gr10" style:family="graphic" style:parent-style-name="standard">
      <style:graphic-properties draw:stroke="solid" svg:stroke-width="0.081cm" svg:stroke-color="#808080" draw:marker-start="" draw:marker-start-width="0.321cm" draw:marker-start-center="false" draw:marker-end="" draw:marker-end-width="0.321cm" draw:marker-end-center="false" draw:fill="solid" draw:fill-color="#cfe7f5" draw:textarea-horizontal-align="justify" draw:textarea-vertical-align="middle" fo:padding-top="0.166cm" fo:padding-bottom="0.166cm" fo:padding-left="0.291cm" fo:padding-right="0.291cm" draw:shadow="hidden" draw:shadow-offset-x="0.199cm" draw:shadow-offset-y="0.199cm" draw:shadow-color="#808080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Line_20_Style_20_9" svg:stroke-width="0.053cm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56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margin-left="0cm" fo:margin-right="0cm" fo:margin-top="0cm" fo:margin-bottom="0cm" fo:line-height="100%" fo:text-align="start" fo:text-indent="0cm"/>
    </style:style>
    <style:style style:name="P5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end" fo:text-indent="0cm"/>
    </style:style>
    <style:style style:name="P8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6" style:family="paragraph">
      <style:paragraph-properties fo:margin-left="0cm" fo:margin-right="0cm" fo:margin-top="0cm" fo:margin-bottom="0cm" fo:line-height="100%" fo:text-align="end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8" style:family="paragraph">
      <style:paragraph-properties fo:text-align="start"/>
    </style:style>
    <style:style style:name="P19" style:family="paragraph">
      <style:paragraph-properties fo:text-align="start"/>
      <style:text-properties fo:font-size="12pt" style:font-size-asian="12pt" style:font-size-complex="12pt"/>
    </style:style>
    <style:style style:name="P20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text-properties fo:font-size="12pt" style:font-size-asian="12pt" style:font-size-complex="12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fo:font-family="Arial" style:font-family-generic="roman" style:font-pitch="variable" fo:font-size="13pt" fo:font-style="normal" fo:text-shadow="none" style:text-underline-style="none" fo:font-weight="normal" style:letter-kerning="true" style:font-family-asian="'Microsoft YaHei'" style:font-family-generic-asian="system" style:font-pitch-asian="variable" style:font-size-asian="13pt" style:font-style-asian="normal" style:font-weight-asian="normal" style:font-family-complex="Mangal" style:font-family-generic-complex="system" style:font-pitch-complex="variable" style:font-size-complex="13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4pt" style:font-style-asian="normal" style:font-weight-asian="normal" style:font-family-complex="Mangal" style:font-family-generic-complex="system" style:font-pitch-complex="variable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12pt" style:language-asian="zh" style:country-asian="CN" style:font-style-asian="normal" style:font-weight-asian="normal" style:font-family-complex="Mangal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27" draw:id="id27" draw:layer="layout" svg:width="4.191cm" svg:height="5.08cm" svg:x="7.25cm" svg:y="9.066cm">
          <text:p text:style-name="P1">Updates</text:p>
        </draw:rect>
        <draw:rect draw:style-name="gr1" draw:text-style-name="P1" xml:id="id22" draw:id="id22" draw:layer="layout" svg:width="4.318cm" svg:height="5.715cm" svg:x="6.623cm" svg:y="2.27cm">
          <text:p text:style-name="P1">Initial state</text:p>
        </draw:rect>
        <draw:rect draw:style-name="gr2" draw:text-style-name="P2" xml:id="id12" draw:id="id12" draw:layer="layout" svg:width="5.08cm" svg:height="5.461cm" svg:x="6.877cm" svg:y="15.097cm">
          <text:p/>
        </draw:rect>
        <draw:rect draw:style-name="gr3" draw:text-style-name="P2" draw:layer="layout" svg:width="4.079cm" svg:height="9.887cm" svg:x="1.681cm" svg:y="4.012cm">
          <text:p text:style-name="P3"><text:span text:style-name="T1">Cat</text:span></text:p>
          <text:p text:style-name="P3"><text:span text:style-name="T1"/></text:p>
        </draw:rect>
        <draw:rect draw:style-name="gr4" draw:text-style-name="P5" draw:layer="layout" svg:width="3.162cm" svg:height="1.017cm" svg:x="1.967cm" svg:y="6.582cm">
          <text:p text:style-name="P4"><text:span text:style-name="T2">age</text:span></text:p>
        </draw:rect>
        <draw:rect draw:style-name="gr4" draw:text-style-name="P5" draw:layer="layout" svg:width="3.162cm" svg:height="1.017cm" svg:x="1.967cm" svg:y="7.785cm">
          <text:p text:style-name="P4"><text:span text:style-name="T2">breed</text:span></text:p>
        </draw:rect>
        <draw:rect draw:style-name="gr4" draw:text-style-name="P6" xml:id="id2" draw:id="id2" draw:layer="layout" svg:width="3.162cm" svg:height="1.144cm" svg:x="1.967cm" svg:y="9.138cm">
          <text:p text:style-name="P3"><text:span text:style-name="T2">Initial state</text:span></text:p>
        </draw:rect>
        <draw:rect draw:style-name="gr4" draw:text-style-name="P8" xml:id="id1" draw:id="id1" draw:layer="layout" svg:width="2.017cm" svg:height="1.271cm" svg:x="7.025cm" svg:y="3.285cm">
          <text:p text:style-name="P7"><text:span text:style-name="T3">symptom</text:span></text:p>
        </draw:rect>
        <draw:connector draw:style-name="gr5" draw:text-style-name="P2" draw:layer="layout" svg:x1="7.025cm" svg:y1="3.92cm" svg:x2="5.129cm" svg:y2="9.71cm" draw:start-shape="id1" draw:start-glue-point="3" draw:end-shape="id2" draw:end-glue-point="1" svg:d="M7025 3920h-948v5790h-948">
          <text:p/>
        </draw:connector>
        <draw:rect draw:style-name="gr4" draw:text-style-name="P8" xml:id="id3" draw:id="id3" draw:layer="layout" svg:width="2.033cm" svg:height="1.271cm" svg:x="7.009cm" svg:y="4.818cm">
          <text:p text:style-name="P7"><text:span text:style-name="T3">symptom</text:span></text:p>
        </draw:rect>
        <draw:connector draw:style-name="gr5" draw:text-style-name="P2" draw:layer="layout" svg:x1="7.009cm" svg:y1="5.453cm" svg:x2="5.129cm" svg:y2="9.71cm" draw:start-shape="id3" draw:start-glue-point="3" draw:end-shape="id2" draw:end-glue-point="1" svg:d="M7009 5453h-940v4257h-940">
          <text:p/>
        </draw:connector>
        <draw:rect draw:style-name="gr4" draw:text-style-name="P9" xml:id="id4" draw:id="id4" draw:layer="layout" svg:width="2.361cm" svg:height="1.271cm" svg:x="7.025cm" svg:y="6.296cm">
          <text:p text:style-name="P4"><text:span text:style-name="T3">information</text:span></text:p>
        </draw:rect>
        <draw:connector draw:style-name="gr5" draw:text-style-name="P2" draw:layer="layout" svg:x1="7.025cm" svg:y1="6.931cm" svg:x2="5.129cm" svg:y2="9.71cm" draw:start-shape="id4" draw:start-glue-point="3" draw:end-shape="id2" draw:end-glue-point="1" svg:d="M7025 6931h-948v2779h-948">
          <text:p/>
        </draw:connector>
        <draw:rect draw:style-name="gr3" draw:text-style-name="P2" xml:id="id6" draw:id="id6" draw:layer="layout" svg:width="3.218cm" svg:height="4.319cm" svg:x="15.817cm" svg:y="3.113cm">
          <text:p text:style-name="P3"><text:span text:style-name="T1">Producer</text:span></text:p>
        </draw:rect>
        <draw:rect draw:style-name="gr4" draw:text-style-name="P10" draw:layer="layout" svg:width="1.484cm" svg:height="1.017cm" svg:x="16.181cm" svg:y="5.413cm">
          <text:p text:style-name="P3"><text:span text:style-name="T3">Infos</text:span></text:p>
        </draw:rect>
        <draw:frame draw:style-name="gr6" draw:text-style-name="P2" xml:id="id9" draw:id="id9" draw:layer="layout" svg:width="1.521cm" svg:height="0.948cm" svg:x="17.313cm" svg:y="4.101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draw:layer="layout" svg:width="0.874cm" svg:height="0.895cm" svg:x="16.14cm" svg:y="4.101cm">
          <draw:image xlink:href="Pictures/10000201000003D5000003D3E8E72B6C.png" xlink:type="simple" xlink:show="embed" xlink:actuate="onLoad">
            <text:p/>
          </draw:image>
        </draw:frame>
        <draw:frame draw:style-name="gr6" draw:text-style-name="P2" draw:layer="layout" svg:width="1.523cm" svg:height="0.946cm" svg:x="3.262cm" svg:y="5.028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xml:id="id7" draw:id="id7" draw:layer="layout" svg:width="0.874cm" svg:height="0.895cm" svg:x="2.089cm" svg:y="5.028cm">
          <draw:image xlink:href="Pictures/10000201000003D5000003D3E8E72B6C.png" xlink:type="simple" xlink:show="embed" xlink:actuate="onLoad">
            <text:p/>
          </draw:image>
        </draw:frame>
        <draw:rect draw:style-name="gr3" draw:text-style-name="P8" xml:id="id5" draw:id="id5" draw:layer="layout" svg:width="3.133cm" svg:height="1.778cm" svg:x="11.999cm" svg:y="3.029cm">
          <text:p text:style-name="P7"><text:span text:style-name="T3">product</text:span></text:p>
        </draw:rect>
        <draw:frame draw:style-name="gr6" draw:text-style-name="P2" draw:layer="layout" svg:width="0.791cm" svg:height="0.692cm" svg:x="12.537cm" svg:y="3.099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draw:layer="layout" svg:width="0.454cm" svg:height="0.653cm" svg:x="12.084cm" svg:y="3.138cm">
          <draw:image xlink:href="Pictures/10000201000003D5000003D3E8E72B6C.png" xlink:type="simple" xlink:show="embed" xlink:actuate="onLoad">
            <text:p/>
          </draw:image>
        </draw:frame>
        <draw:connector draw:style-name="gr5" draw:text-style-name="P2" draw:layer="layout" svg:x1="15.132cm" svg:y1="3.918cm" svg:x2="15.817cm" svg:y2="5.272cm" draw:start-shape="id5" draw:start-glue-point="1" draw:end-shape="id6" draw:end-glue-point="3" svg:d="M15132 3918h343v1354h342">
          <text:p/>
        </draw:connector>
        <draw:rect draw:style-name="gr3" draw:text-style-name="P2" xml:id="id19" draw:id="id19" draw:layer="layout" svg:width="3.088cm" svg:height="1.525cm" svg:x="7.303cm" svg:y="15.344cm">
          <text:p text:style-name="P3"><text:span text:style-name="T1"><text:s text:c="6"/></text:span><text:span text:style-name="T3">timestamp</text:span></text:p>
          <text:p text:style-name="P4"><text:span text:style-name="T3">intake</text:span></text:p>
        </draw:rect>
        <draw:frame draw:style-name="gr6" draw:text-style-name="P2" draw:layer="layout" svg:width="0.553cm" svg:height="0.509cm" svg:x="7.591cm" svg:y="15.461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frame draw:style-name="gr7" draw:text-style-name="P12" xml:id="id8" draw:id="id8" draw:layer="layout" svg:width="4.315cm" svg:height="1.47cm" svg:x="2.255cm" svg:y="2.088cm">
          <draw:text-box>
            <text:p text:style-name="P11"><text:span text:style-name="T2">Pet parent</text:span></text:p>
            <text:p text:style-name="P11"><text:span text:style-name="T2">key/signature</text:span></text:p>
          </draw:text-box>
        </draw:frame>
        <draw:connector draw:style-name="gr5" draw:text-style-name="P2" draw:layer="layout" draw:line-skew="-0.3cm" svg:x1="2.089cm" svg:y1="5.475cm" svg:x2="2.255cm" svg:y2="2.823cm" draw:start-shape="id7" draw:start-glue-point="3" draw:end-shape="id8" svg:d="M2089 5475h-800v-2652h966">
          <text:p/>
        </draw:connector>
        <draw:frame draw:style-name="gr8" draw:text-style-name="P13" xml:id="id10" draw:id="id10" draw:layer="layout" svg:width="4.227cm" svg:height="1.258cm" svg:x="13.061cm" svg:y="1.662cm">
          <draw:text-box>
            <text:p text:style-name="P11"><text:span text:style-name="T3">Producer public key</text:span></text:p>
            <text:p text:style-name="P11"><text:span text:style-name="T3">And signature</text:span></text:p>
          </draw:text-box>
        </draw:frame>
        <draw:connector draw:style-name="gr5" draw:text-style-name="P2" draw:layer="layout" svg:x1="18.834cm" svg:y1="4.575cm" svg:x2="17.288cm" svg:y2="2.291cm" draw:start-shape="id9" draw:start-glue-point="1" draw:end-shape="id10" svg:d="M18834 4575h500v-2284h-2046">
          <text:p/>
        </draw:connector>
        <draw:rect draw:style-name="gr3" draw:text-style-name="P2" xml:id="id21" draw:id="id21" draw:layer="layout" svg:width="3.088cm" svg:height="1.525cm" svg:x="7.305cm" svg:y="17.045cm">
          <text:p text:style-name="P3"><text:span text:style-name="T1"><text:s text:c="6"/></text:span><text:span text:style-name="T3">timestamp</text:span></text:p>
          <text:p text:style-name="P4"><text:span text:style-name="T3">intake</text:span></text:p>
        </draw:rect>
        <draw:frame draw:style-name="gr6" draw:text-style-name="P2" draw:layer="layout" svg:width="0.551cm" svg:height="0.509cm" svg:x="7.593cm" svg:y="17.161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5" draw:text-style-name="P2" draw:layer="layout" svg:x1="13.565cm" svg:y1="4.807cm" svg:x2="13.59cm" svg:y2="9.763cm" draw:start-shape="id5" draw:start-glue-point="2" draw:end-shape="id11" svg:d="M13565 4807v2478h25v2478">
          <text:p/>
        </draw:connector>
        <draw:rect draw:style-name="gr3" draw:text-style-name="P14" xml:id="id13" draw:id="id13" draw:layer="layout" svg:width="3.982cm" svg:height="3.303cm" svg:x="1.722cm" svg:y="16.786cm">
          <text:p text:style-name="P3"><text:span text:style-name="T4">Crowd funding</text:span></text:p>
        </draw:rect>
        <draw:connector draw:style-name="gr5" draw:text-style-name="P2" draw:layer="layout" svg:x1="9.417cm" svg:y1="20.558cm" svg:x2="3.713cm" svg:y2="20.089cm" draw:start-shape="id12" draw:start-glue-point="2" draw:end-shape="id13" draw:end-glue-point="2" svg:d="M9417 20558v501h-5704v-970">
          <text:p/>
        </draw:connector>
        <draw:frame draw:style-name="gr6" draw:text-style-name="P2" draw:layer="layout" svg:width="1.523cm" svg:height="0.948cm" svg:x="3.311cm" svg:y="17.931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xml:id="id14" draw:id="id14" draw:layer="layout" svg:width="0.874cm" svg:height="0.895cm" svg:x="2.14cm" svg:y="17.931cm">
          <draw:image xlink:href="Pictures/10000201000003D5000003D3E8E72B6C.png" xlink:type="simple" xlink:show="embed" xlink:actuate="onLoad">
            <text:p/>
          </draw:image>
        </draw:frame>
        <draw:frame draw:style-name="gr9" draw:text-style-name="P12" xml:id="id15" draw:id="id15" draw:layer="layout" svg:width="3.851cm" svg:height="1.41cm" svg:x="1.796cm" svg:y="14.83cm">
          <draw:text-box>
            <text:p text:style-name="P11"><text:span text:style-name="T5">Pet parent</text:span></text:p>
            <text:p text:style-name="P11"><text:span text:style-name="T5">key/signature</text:span></text:p>
          </draw:text-box>
        </draw:frame>
        <draw:connector draw:style-name="gr5" draw:text-style-name="P2" draw:layer="layout" svg:x1="2.14cm" svg:y1="18.378cm" svg:x2="1.796cm" svg:y2="15.535cm" draw:start-shape="id14" draw:start-glue-point="3" draw:end-shape="id15" draw:end-glue-point="3" svg:d="M2140 18378h-844v-2843h500">
          <text:p/>
        </draw:connector>
        <draw:rect draw:style-name="gr4" draw:text-style-name="P6" xml:id="id17" draw:id="id17" draw:layer="layout" svg:width="3.082cm" svg:height="1.017cm" svg:x="1.997cm" svg:y="10.805cm">
          <text:p text:style-name="P3"><text:span text:style-name="T2">Progression</text:span></text:p>
        </draw:rect>
        <draw:rect draw:style-name="gr3" draw:text-style-name="P16" draw:layer="layout" svg:width="3.089cm" svg:height="1.525cm" svg:x="7.712cm" svg:y="10.403cm">
          <text:p text:style-name="P15"><text:span text:style-name="T1"><text:s text:c="3"/></text:span><text:span text:style-name="T3">Timestamp</text:span></text:p>
          <text:p text:style-name="P4"><text:span text:style-name="T3">symptom</text:span></text:p>
        </draw:rect>
        <draw:frame draw:style-name="gr6" draw:text-style-name="P2" xml:id="id16" draw:id="id16" draw:layer="layout" svg:width="0.636cm" svg:height="0.509cm" svg:x="7.747cm" svg:y="10.602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10" draw:text-style-name="P2" draw:layer="layout" draw:line-skew="-0.029cm" svg:x1="7.747cm" svg:y1="10.856cm" svg:x2="5.079cm" svg:y2="11.313cm" draw:start-shape="id16" draw:end-shape="id17" draw:end-glue-point="1" svg:d="M7747 10856h-1362v457h-1306">
          <text:p/>
        </draw:connector>
        <draw:rect draw:style-name="gr3" draw:text-style-name="P16" xml:id="id18" draw:id="id18" draw:layer="layout" svg:width="3.052cm" svg:height="1.525cm" svg:x="7.713cm" svg:y="12.202cm">
          <text:p text:style-name="P17"><text:span text:style-name="T6">Timestamp</text:span></text:p>
          <text:p text:style-name="P4"><text:span text:style-name="T3">information</text:span></text:p>
        </draw:rect>
        <draw:frame draw:style-name="gr6" draw:text-style-name="P2" draw:layer="layout" svg:width="0.636cm" svg:height="0.509cm" svg:x="7.749cm" svg:y="12.403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10" draw:text-style-name="P2" draw:layer="layout" svg:x1="7.713cm" svg:y1="12.964cm" svg:x2="5.079cm" svg:y2="11.313cm" draw:start-shape="id18" draw:start-glue-point="3" draw:end-shape="id17" draw:end-glue-point="1" svg:d="M7713 12964h-1317v-1651h-1317">
          <text:p/>
        </draw:connector>
        <draw:rect draw:style-name="gr4" draw:text-style-name="P6" xml:id="id20" draw:id="id20" draw:layer="layout" svg:width="3.162cm" svg:height="1.144cm" svg:x="2.032cm" svg:y="12.481cm">
          <text:p text:style-name="P3"><text:span text:style-name="T2">treatment</text:span></text:p>
        </draw:rect>
        <draw:connector draw:style-name="gr5" draw:text-style-name="P2" draw:layer="layout" draw:line-skew="-0.007cm" svg:x1="7.303cm" svg:y1="16.106cm" svg:x2="5.194cm" svg:y2="13.053cm" draw:start-shape="id19" draw:start-glue-point="3" draw:end-shape="id20" draw:end-glue-point="1" svg:d="M7303 16106h-1061v-3053h-1048">
          <text:p/>
        </draw:connector>
        <draw:connector draw:style-name="gr5" draw:text-style-name="P2" draw:layer="layout" draw:line-skew="-0.008cm" svg:x1="7.305cm" svg:y1="17.807cm" svg:x2="5.194cm" svg:y2="13.053cm" draw:start-shape="id21" draw:start-glue-point="3" draw:end-shape="id20" draw:end-glue-point="1" svg:d="M7305 17807h-1063v-4754h-1048">
          <text:p/>
        </draw:connector>
        <draw:rect draw:style-name="gr11" draw:text-style-name="P19" draw:layer="layout" svg:width="2.486cm" svg:height="0.635cm" svg:x="12.265cm" svg:y="3.972cm">
          <text:p text:style-name="P18"><text:span text:style-name="T7">quantity</text:span></text:p>
        </draw:rect>
        <draw:connector draw:style-name="gr12" draw:text-style-name="P1" draw:layer="layout" svg:x1="10.941cm" svg:y1="5.127cm" svg:x2="13.59cm" svg:y2="9.763cm" draw:start-shape="id22" draw:start-glue-point="1" draw:end-shape="id11" svg:d="M10941 5127h2649v4636">
          <text:p/>
        </draw:connector>
        <draw:rect draw:style-name="gr11" draw:text-style-name="P20" xml:id="id11" draw:id="id11" draw:layer="layout" svg:width="3.429cm" svg:height="2.286cm" svg:x="11.876cm" svg:y="9.763cm">
          <text:p text:style-name="P1"><text:span text:style-name="T8">Dosage</text:span></text:p>
          <text:p text:style-name="P1"><text:span text:style-name="T8"><text:s/></text:span><text:span text:style-name="T8">calculator</text:span></text:p>
        </draw:rect>
        <draw:connector draw:style-name="gr12" draw:text-style-name="P1" draw:layer="layout" svg:x1="13.59cm" svg:y1="12.049cm" svg:x2="10.391cm" svg:y2="16.106cm" draw:start-shape="id11" draw:start-glue-point="2" draw:end-shape="id19" draw:end-glue-point="1" svg:d="M13590 12049v4057h-3199">
          <text:p/>
        </draw:connector>
        <draw:connector draw:style-name="gr12" draw:text-style-name="P1" draw:layer="layout" svg:x1="13.59cm" svg:y1="12.049cm" svg:x2="10.393cm" svg:y2="17.807cm" draw:start-shape="id11" draw:start-glue-point="2" draw:end-shape="id21" draw:end-glue-point="1" svg:d="M13590 12049v5758h-3197">
          <text:p/>
        </draw:connector>
        <draw:rect draw:style-name="gr1" draw:text-style-name="P1" xml:id="id23" draw:id="id23" draw:layer="layout" svg:width="3.81cm" svg:height="2.286cm" svg:x="16.167cm" svg:y="9.763cm">
          <text:p text:style-name="P1">Supplier</text:p>
        </draw:rect>
        <draw:connector draw:style-name="gr13" draw:text-style-name="P1" draw:layer="layout" draw:line-skew="0.523cm" svg:x1="13.565cm" svg:y1="4.807cm" svg:x2="18.072cm" svg:y2="9.763cm" draw:start-shape="id5" draw:start-glue-point="2" draw:end-shape="id23" svg:d="M13565 4807v3001h4507v1955">
          <text:p/>
        </draw:connector>
        <draw:frame draw:style-name="gr6" draw:text-style-name="P2" xml:id="id25" draw:id="id25" draw:layer="layout" svg:width="1.521cm" svg:height="0.948cm" svg:x="17.821cm" svg:y="10.525cm">
          <draw:image xlink:href="Pictures/1000000000000185000000B3C3612B83.png" xlink:type="simple" xlink:show="embed" xlink:actuate="onLoad">
            <text:p/>
          </draw:image>
        </draw:frame>
        <draw:frame draw:style-name="gr6" draw:text-style-name="P2" draw:layer="layout" svg:width="0.874cm" svg:height="0.895cm" svg:x="16.648cm" svg:y="10.525cm">
          <draw:image xlink:href="Pictures/10000201000003D5000003D3E8E72B6C.png" xlink:type="simple" xlink:show="embed" xlink:actuate="onLoad">
            <text:p/>
          </draw:image>
        </draw:frame>
        <draw:connector draw:style-name="gr12" draw:text-style-name="P1" draw:layer="layout" svg:x1="16.167cm" svg:y1="10.906cm" svg:x2="15.305cm" svg:y2="10.906cm" draw:start-shape="id23" draw:start-glue-point="3" draw:end-shape="id11" draw:end-glue-point="1" svg:d="M16167 10906h-862">
          <text:p/>
        </draw:connector>
        <draw:rect draw:style-name="gr3" draw:text-style-name="P2" xml:id="id24" draw:id="id24" draw:layer="layout" svg:width="3.088cm" svg:height="1.525cm" svg:x="7.258cm" svg:y="18.779cm">
          <text:p text:style-name="P3"><text:span text:style-name="T1"><text:s text:c="6"/></text:span><text:span text:style-name="T3">timestamp</text:span></text:p>
          <text:p text:style-name="P4"><text:span text:style-name="T3">intake</text:span></text:p>
        </draw:rect>
        <draw:frame draw:style-name="gr6" draw:text-style-name="P2" draw:layer="layout" svg:width="0.551cm" svg:height="0.509cm" svg:x="7.546cm" svg:y="18.895cm">
          <draw:image xlink:href="Pictures/100002010000006C0000006C127BC02D.png" xlink:type="simple" xlink:show="embed" xlink:actuate="onLoad"/>
          <draw:image xlink:href="Pictures/10004F4100000B2200000B22109FEBEB.svg" xlink:type="simple" xlink:show="embed" xlink:actuate="onLoad">
            <text:p/>
          </draw:image>
        </draw:frame>
        <draw:connector draw:style-name="gr12" draw:text-style-name="P1" draw:layer="layout" svg:x1="13.59cm" svg:y1="12.049cm" svg:x2="10.346cm" svg:y2="19.541cm" draw:start-shape="id11" draw:start-glue-point="2" draw:end-shape="id24" draw:end-glue-point="1" svg:d="M13590 12049v7492h-3244">
          <text:p/>
        </draw:connector>
        <draw:connector draw:style-name="gr14" draw:text-style-name="P1" draw:layer="layout" draw:line-skew="0.542cm" svg:x1="18.581cm" svg:y1="11.473cm" svg:x2="17.563cm" svg:y2="13.111cm" draw:start-shape="id25" draw:start-glue-point="2" draw:end-shape="id26" draw:end-glue-point="0" svg:d="M18581 11473v1361h-1018v277">
          <text:p/>
        </draw:connector>
        <draw:frame draw:style-name="gr15" draw:text-style-name="P21" xml:id="id26" draw:id="id26" draw:layer="layout" svg:width="4.062cm" svg:height="1.199cm" svg:x="15.532cm" svg:y="13.111cm">
          <draw:text-box>
            <text:p><text:span text:style-name="T7">Supplier public key</text:span></text:p>
            <text:p><text:span text:style-name="T7">And signature</text:span></text:p>
          </draw:text-box>
        </draw:frame>
        <draw:connector draw:style-name="gr12" draw:text-style-name="P1" draw:layer="layout" draw:line-skew="0.016cm" svg:x1="7.258cm" svg:y1="19.541cm" svg:x2="5.194cm" svg:y2="13.053cm" draw:start-shape="id24" draw:start-glue-point="3" draw:end-shape="id20" draw:end-glue-point="1" svg:d="M7258 19541h-1016v-6488h-1048">
          <text:p/>
        </draw:connector>
        <draw:connector draw:style-name="gr12" draw:text-style-name="P1" draw:layer="layout" draw:line-skew="-0.041cm" svg:x1="11.441cm" svg:y1="11.606cm" svg:x2="11.876cm" svg:y2="10.906cm" draw:start-shape="id27" draw:start-glue-point="1" draw:end-shape="id11" draw:end-glue-point="3" svg:d="M11441 11606h177v-700h25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1-12T16:20:40.61</meta:creation-date>
    <dc:date>2020-01-12T16:57:43.76</dc:date>
    <meta:editing-duration>PT34M8S</meta:editing-duration>
    <meta:editing-cycles>10</meta:editing-cycles>
    <meta:generator>OpenOffice/4.1.7$Win32 OpenOffice.org_project/417m1$Build-9800</meta:generator>
    <meta:document-statistic meta:object-count="65"/>
  </office:meta>
</office:document-meta>
</file>